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LOUP</text:p>
            <text:p text:style-name="Table_20_Contents"><text:span text:style-name="T2">CA</text:span> : 13</text:p>
            <text:p text:style-name="Table_20_Contents"><text:span text:style-name="T2">PV </text:span>: 11</text:p>
            <text:p text:style-name="Table_20_Contents">vitesse 12 (8 cases)</text:p>
            <text:p text:style-name="Table_20_Contents"/>
            <text:p text:style-name="Table_20_Contents"><text:span text:style-name="T3">odorat :</text:span> AV perception ouie / odeur.</text:p>
            <text:p text:style-name="Table_20_Contents"><text:span text:style-name="T3">Tactique :</text:span> AV sur attaque si allié au contact.</text:p>
            <text:p text:style-name="Table_20_Contents"/>
            <text:p text:style-name="Table_20_Contents">* Morsure +4 (2d4+2). JS Force 12 pour ne pas tomber.</text:p>
          </table:table-cell>
          <table:table-cell table:style-name="Tableau1.B1" office:value-type="string">
            <text:p text:style-name="P2">LOUP-GAROU</text:p>
            <text:p text:style-name="Table_20_Contents"><text:span text:style-name="T2">CA</text:span> : 12 </text:p>
            <text:p text:style-name="Table_20_Contents"><text:span text:style-name="T2">PV</text:span> : 58</text:p>
            <text:p text:style-name="Table_20_Contents">vitesse 12 (8 cases)</text:p>
            <text:p text:style-name="Table_20_Contents"/>
            <text:p text:style-name="Table_20_Contents"><text:span text:style-name="T3">immunité :</text:span> non magique / non argent.</text:p>
            <text:p text:style-name="Table_20_Contents"><text:span text:style-name="T3">odorat :</text:span> AV perception ouie / odeur.</text:p>
            <text:p text:style-name="Table_20_Contents">Multiples attaques : x2.</text:p>
            <text:p text:style-name="Table_20_Contents"/>
            <text:p text:style-name="Table_20_Contents">* Morsure +4 (1d8 +2). JS Cons 12 ou Malé.</text:p>
            <text:p text:style-name="Table_20_Contents">* Griffe +4 (2d4+2)</text:p>
          </table:table-cell>
        </table:table-row>
        <table:table-row>
          <table:table-cell table:style-name="Tableau1.A2" office:value-type="string">
            <text:p text:style-name="P2">GUEUNAUDE VERTE</text:p>
            <text:p text:style-name="Table_20_Contents">CA : 17</text:p>
            <text:p text:style-name="Table_20_Contents">PV : 82</text:p>
            <text:p text:style-name="Table_20_Contents"/>
            <text:p text:style-name="Table_20_Contents">* <text:span text:style-name="T3">Moquerie cruelle </text:span>: JS Sagesse 12 où 1d4 Psy + DES prochaine attaque.</text:p>
            <text:p text:style-name="Table_20_Contents">* <text:span text:style-name="T1">Griffes</text:span> +6 (2d8 +4)</text:p>
            <text:p text:style-name="Table_20_Contents">* <text:span text:style-name="T1">Apparence illusoire </text:span>: Investig DD 20.</text:p>
            <text:p text:style-name="Table_20_Contents">* <text:span text:style-name="T1">Invisible </text:span>: Aucune trace.</text:p>
          </table:table-cell>
          <table:table-cell table:style-name="Tableau1.B2" office:value-type="string">
            <text:p text:style-name="P2">KARGUT</text:p>
            <text:p text:style-name="Table_20_Contents">Nain.</text:p>
            <text:p text:style-name="Table_20_Contents"/>
            <text:p text:style-name="Table_20_Contents">Collier de barbe et palmier sur la tête.</text:p>
            <text:p text:style-name="Table_20_Contents"/>
            <text:p text:style-name="Table_20_Contents">&gt; Réparer sa chariotte. </text:p>
            <text:p text:style-name="Table_20_Contents">&gt; Revenir à Morfor, ville naine.</text:p>
          </table:table-cell>
        </table:table-row>
        <table:table-row>
          <table:table-cell table:style-name="Tableau1.A2" office:value-type="string">
            <text:p text:style-name="P2">FOREL</text:p>
            <text:p text:style-name="P3">Humain, druide.</text:p>
            <text:p text:style-name="P3"/>
            <text:p text:style-name="P3">Grande barbe, regard un peu perdu et agité.</text:p>
            <text:p text:style-name="P3">Possède la figurine araignée.</text:p>
            <text:p text:style-name="P3"/>
            <text:p text:style-name="P3">&gt; Veut retrouver la raison.</text:p>
          </table:table-cell>
          <table:table-cell table:style-name="Tableau1.B2" office:value-type="string">
            <text:p text:style-name="P2">JOLEN</text:p>
            <text:p text:style-name="Table_20_Contents">Humain, garcon de 7 ans.</text:p>
            <text:p text:style-name="Table_20_Contents"/>
            <text:p text:style-name="Table_20_Contents">Chevelure blonde très claire. Yeux bleus.</text:p>
            <text:p text:style-name="Table_20_Contents">Timide.</text:p>
            <text:p text:style-name="Table_20_Contents"/>
            <text:p text:style-name="Table_20_Contents">&gt; Retrouver la sécurité.</text:p>
          </table:table-cell>
        </table:table-row>
        <table:table-row>
          <table:table-cell table:style-name="Tableau1.A2" office:value-type="string">
            <text:p text:style-name="P2">BERTH</text:p>
            <text:p text:style-name="P3">Humaine, guerrière archère.</text:p>
            <text:p text:style-name="P3"/>
            <text:p text:style-name="P3">Chevelure chatain. Cicatrice au menton. </text:p>
            <text:p text:style-name="P3">Assez svelte.</text:p>
            <text:p text:style-name="P3"/>
            <text:p text:style-name="P3">&gt; Retrouver Sul.</text:p>
            <text:p text:style-name="P3">&gt; Accomplir le rituel de Conversion.</text:p>
          </table:table-cell>
          <table:table-cell table:style-name="Tableau1.B2" office:value-type="string">
            <text:p text:style-name="P2">TURIAN</text:p>
            <text:p text:style-name="Table_20_Contents">Humain.</text:p>
            <text:p text:style-name="Table_20_Contents"/>
            <text:p text:style-name="Table_20_Contents">Cheveux blonds courts, un peu maigre. </text:p>
            <text:p text:style-name="Table_20_Contents">Yeux fatigués.</text:p>
            <text:p text:style-name="Table_20_Contents"/>
            <text:p text:style-name="Table_20_Contents">&gt; Retrouver Sul.</text:p>
            <text:p text:style-name="Table_20_Contents">&gt; Accomplir le rituel de Conversion.</text:p>
          </table:table-cell>
        </table:table-row>
        <table:table-row>
          <table:table-cell table:style-name="Tableau1.A2" office:value-type="string">
            <text:p text:style-name="P2">LURIENNE</text:p>
            <text:p text:style-name="P3">Humaine.</text:p>
            <text:p text:style-name="P3"/>
            <text:p text:style-name="P3">Longue chevelure blanche, tatouage sous l'oeil.</text:p>
            <text:p text:style-name="P3"/>
            <text:p text:style-name="P3">&gt; Récupérer Jolen.</text:p>
            <text:p text:style-name="P3">&gt; Eliminer Karius.</text:p>
          </table:table-cell>
          <table:table-cell table:style-name="Tableau1.B2" office:value-type="string">
            <text:p text:style-name="P2">SUL</text:p>
            <text:p text:style-name="Table_20_Contents">Humain, garcon de 7 ans.</text:p>
            <text:p text:style-name="Table_20_Contents"/>
            <text:p text:style-name="Table_20_Contents">Chevelure blonde très claire. Yeux bleus.</text:p>
            <text:p text:style-name="Table_20_Contents">Téméraire</text:p>
            <text:p text:style-name="Table_20_Contents"/>
            <text:p text:style-name="Table_20_Contents">&gt; <text:s/>Sauver son frère Jolen.</text:p>
          </table:table-cell>
        </table:table-row>
        <table:table-row>
          <table:table-cell table:style-name="Tableau1.A2" office:value-type="string">
            <text:p text:style-name="P2">BRACELETS D'ARCHER<text:span text:style-name="T4"> [Lien]</text:span></text:p>
            <text:p text:style-name="P2"><text:span text:style-name="T4"/></text:p>
            <text:p text:style-name="P2"><text:span text:style-name="T4">Avec ces bracelets, vous gagnez la maîtrise des arcs, ainsi qu'un bonus de +2 aux dégâts réalisés avec ces armes.</text:span></text:p>
            <text:p text:style-name="P2"/>
          </table:table-cell>
          <table:table-cell table:style-name="Tableau1.B2" office:value-type="string">
            <text:p text:style-name="P2">DIADEME DE DESTRUCTION<text:span text:style-name="T4"> [1 / Jour]</text:span></text:p>
            <text:p text:style-name="Table_20_Contents"/>
            <text:p text:style-name="Table_20_Contents">Action : lance le sort Rayon Ardent avec +5.</text:p>
            <text:p text:style-name="Table_20_Contents"/>
            <text:p text:style-name="Table_20_Contents">3 rayons de feu vers la ou les cibles.</text:p>
            <text:p text:style-name="Table_20_Contents">Pour chaque attaque qui touche, 2d6 de dégats Feu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8T15:46:25.67</meta:creation-date>
    <dc:date>2024-10-28T16:06:06.08</dc:date>
    <meta:editing-duration>PT19M38S</meta:editing-duration>
    <meta:editing-cycles>6</meta:editing-cycles>
    <meta:generator>OpenOffice/4.1.7$Win32 OpenOffice.org_project/417m1$Build-9800</meta:generator>
    <meta:document-statistic meta:table-count="1" meta:image-count="0" meta:object-count="0" meta:page-count="1" meta:paragraph-count="66" meta:word-count="304" meta:character-count="1647"/>
  </office:meta>
</office:document-meta>
</file>